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Dossierseps" style:family="table">
      <style:table-properties style:width="16cm" table:align="margins" style:shadow="none" style:writing-mode="lr-tb"/>
    </style:style>
    <style:style style:name="Dossierseps.A" style:family="table-column">
      <style:table-column-properties style:column-width="1.998cm" style:rel-column-width="1133*"/>
    </style:style>
    <style:style style:name="Dossierseps.B" style:family="table-column">
      <style:table-column-properties style:column-width="2.193cm" style:rel-column-width="1243*"/>
    </style:style>
    <style:style style:name="Dossierseps.C" style:family="table-column">
      <style:table-column-properties style:column-width="2cm" style:rel-column-width="1134*"/>
    </style:style>
    <style:style style:name="Dossierseps.F" style:family="table-column">
      <style:table-column-properties style:column-width="2.808cm" style:rel-column-width="1592*"/>
    </style:style>
    <style:style style:name="Dossierseps.G" style:family="table-column">
      <style:table-column-properties style:column-width="3cm" style:rel-column-width="1701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Footer">
      <style:paragraph-properties>
        <style:tab-stops/>
      </style:paragraph-properties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line-height="0.494cm" fo:text-align="center" style:justify-single-word="false" style:snap-to-layout-grid="false"/>
    </style:style>
    <style:style style:name="P16" style:family="paragraph" style:parent-style-name="Standard">
      <style:text-properties fo:language="zxx" fo:country="none" style:language-asian="zxx" style:country-asian="none" style:font-size-complex="11pt"/>
    </style:style>
    <style:style style:name="P17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8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9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0" style:family="paragraph" style:parent-style-name="Standard">
      <style:paragraph-properties fo:line-height="0.459cm" style:snap-to-layout-gri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style:snap-to-layout-grid="false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style:snap-to-layout-grid="false"/>
      <style:text-properties fo:font-weight="bold" style:font-weight-asian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26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7" style:family="paragraph" style:parent-style-name="Prénom_20_NOM">
      <style:text-properties fo:font-weight="normal" style:font-weight-asian="normal" style:font-size-complex="11pt"/>
    </style:style>
    <style:style style:name="P28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29" style:family="paragraph" style:parent-style-name="Texte_20_de_20_saisie">
      <style:text-properties style:font-name-complex="Arial" style:font-size-complex="11pt"/>
    </style:style>
    <style:style style:name="P30" style:family="paragraph" style:parent-style-name="Titre_20_qualité">
      <style:text-properties style:font-name-complex="Arial" style:font-size-complex="11pt"/>
    </style:style>
    <style:style style:name="P31" style:family="paragraph" style:parent-style-name="Titre_20_qualité">
      <style:text-properties fo:font-weight="bold" style:font-weight-asian="bold" style:font-name-complex="Arial" style:font-size-complex="11pt"/>
    </style:style>
    <style:style style:name="P32" style:family="paragraph" style:parent-style-name="Titre_20_qualité">
      <style:paragraph-properties fo:margin-left="7.251cm" fo:margin-right="0cm" fo:text-indent="0cm" style:auto-text-indent="false"/>
    </style:style>
    <style:style style:name="P33" style:family="paragraph" style:parent-style-name="Titre_20_qualité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9pt" fo:font-weight="bold" officeooo:paragraph-rsid="001209d5" style:font-size-asian="9pt" style:font-weight-asian="bold" style:font-size-complex="9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9pt" fo:font-weight="bold" officeooo:paragraph-rsid="001a90d1" style:font-size-asian="9pt" style:font-weight-asian="bold" style:font-size-complex="9pt"/>
    </style:style>
    <style:style style:name="P38" style:family="paragraph" style:parent-style-name="Heading_20_1">
      <style:paragraph-properties style:snap-to-layout-grid="false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Heading">
      <style:text-properties fo:font-size="9pt" officeooo:paragraph-rsid="001209d5" style:font-size-asian="9pt" style:font-size-complex="9pt"/>
    </style:style>
    <style:style style:name="P42" style:family="paragraph" style:parent-style-name="Table_20_Heading">
      <style:paragraph-properties fo:text-align="center" style:justify-single-word="false"/>
      <style:text-properties fo:font-size="9pt" officeooo:paragraph-rsid="001a90d1" style:font-size-asian="9pt" style:font-size-complex="9pt"/>
    </style:style>
    <style:style style:name="P43" style:family="paragraph" style:parent-style-name="Table_20_Heading">
      <style:paragraph-properties fo:text-align="center" style:justify-single-word="false"/>
      <style:text-properties fo:font-size="9pt" officeooo:paragraph-rsid="001b5bd1" style:font-size-asian="9pt" style:font-size-complex="9pt"/>
    </style:style>
    <style:style style:name="P44" style:family="paragraph">
      <style:paragraph-properties style:writing-mode="lr-tb"/>
    </style:style>
    <style:style style:name="P45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officeooo:rsid="001209d5"/>
    </style:style>
    <style:style style:name="T5" style:family="text">
      <style:text-properties officeooo:rsid="001a90d1"/>
    </style:style>
    <style:style style:name="T6" style:family="text">
      <style:text-properties officeooo:rsid="001b5bd1"/>
    </style:style>
    <style:style style:name="T7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6"/>
          </table:table-cell>
          <table:covered-table-cell/>
          <table:covered-table-cell/>
          <table:table-cell table:style-name="Tableau1.A1" table:number-rows-spanned="11" office:value-type="string">
            <text:p text:style-name="P14"/>
          </table:table-cell>
          <table:table-cell table:style-name="Tableau1.E1" office:value-type="string">
            <text:h text:style-name="P38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5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4"><text:span text:style-name="T1">«Civilité»</text:span><text:span text:style-name="T1"> </text:span><text:span text:style-name="T1">«Prénom»</text:span><text:span text:style-name="T1"> </text:span><text:span text:style-name="T1">«Nom»</text:span></text:p>
            <text:p text:style-name="P16">«Titre»</text:p>
            <text:p text:style-name="P16">«Organisme»</text:p>
            <text:p text:style-name="P16">«Complément_dadresse»</text:p>
            <text:p text:style-name="P16">«Adresse»</text:p>
            <text:p text:style-name="Standard"><text:span text:style-name="T2">«CP»</text:span><text:span text:style-name="T2"> </text:span><text:span text:style-name="T2">«Ville»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17">DPAS/SIS/BAT/LH/FS/JS/HL/2009XXXX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18">Affaire suivie par : </text:p>
          </table:table-cell>
          <table:covered-table-cell/>
          <table:table-cell table:style-name="Tableau1.A1" office:value-type="string">
            <text:p text:style-name="P17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18">Tél. : </text:p>
          </table:table-cell>
          <table:table-cell table:style-name="Tableau1.A1" table:number-columns-spanned="2" office:value-type="string">
            <text:p text:style-name="P17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17"/>
          </table:table-cell>
          <table:covered-table-cell/>
          <table:covered-table-cell/>
          <table:covered-table-cell/>
          <table:table-cell table:style-name="Tableau1.A1" office:value-type="string">
            <text:p text:style-name="P14"/>
          </table:table-cell>
        </table:table-row>
        <table:table-row table:style-name="Tableau1.12">
          <table:table-cell table:style-name="Tableau1.A1" table:number-columns-spanned="5" office:value-type="string">
            <text:p text:style-name="P20">Bobigny, le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«Civilité» «Titre_1»,</text:p>
        <text:p text:style-name="Standard"/>
        <text:p text:style-name="P21">J’ai le plaisir de vous convier à la réunion plénière de l’Equipe Pluridisciplinaire X.X dont vous êtes membre.</text:p>
        <text:p text:style-name="P21"/>
        <text:p text:style-name="P21">Cette réunion aura lieu :</text:p>
        <text:p text:style-name="P32">Le <text:user-field-get style:data-style-name="N38" text:name="commissionep_dateseance">samedi 30 décembre 1899</text:user-field-get></text:p>
        <text:p text:style-name="P32">à XX h XX</text:p>
        <text:p text:style-name="P32"><text:user-field-get text:name="commissionep_adresseseance"/></text:p>
        <text:p text:style-name="P32"><text:user-field-get text:name="commissionep_codepostalseance"/> <text:user-field-get text:name="commissionep_villeseance"/></text:p>
        <text:p text:style-name="P23"/>
        <text:p text:style-name="P21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36">Communes</text:p>
              </table:table-cell>
              <table:table-cell table:style-name="Dossierseps.A1" office:value-type="string">
                <text:p text:style-name="P37"><text:span text:style-name="T5">CER complexes</text:span></text:p>
              </table:table-cell>
              <table:table-cell table:style-name="Dossierseps.A1" office:value-type="string">
                <text:p text:style-name="P42"><text:span text:style-name="T5">Détection BRSA en parcours social sans réorientation</text:span></text:p>
              </table:table-cell>
              <table:table-cell table:style-name="Dossierseps.A1" office:value-type="string">
                <text:p text:style-name="P43"><text:span text:style-name="T6">Demandes de suspension</text:span></text:p>
              </table:table-cell>
              <table:table-cell table:style-name="Dossierseps.A1" office:value-type="string">
                <text:p text:style-name="P43"><text:span text:style-name="T6">Réorientations</text:span></text:p>
              </table:table-cell>
              <table:table-cell table:style-name="Dossierseps.A1" office:value-type="string">
                <text:p text:style-name="P43"><text:span text:style-name="T6">Non respect du CER</text:span></text:p>
              </table:table-cell>
              <table:table-cell table:style-name="Dossierseps.G1" office:value-type="string">
                <text:p text:style-name="P3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9"><text:user-field-get text:name="commune"/></text:p>
            </table:table-cell>
            <table:table-cell table:style-name="Dossierseps.A2" office:value-type="string">
              <text:p text:style-name="P40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40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40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40"><text:user-field-get style:data-style-name="N0" text:name="reorientationseps93">0</text:user-field-get></text:p>
            </table:table-cell>
            <table:table-cell table:style-name="Dossierseps.A2" office:value-type="string">
              <text:p text:style-name="P40"><text:user-field-get style:data-style-name="N0" text:name="signalementseps93">0</text:user-field-get></text:p>
            </table:table-cell>
            <table:table-cell table:style-name="Dossierseps.G2" office:value-type="string">
              <text:p text:style-name="P40"><text:user-field-get style:data-style-name="N0" text:name="total">0</text:user-field-get></text:p>
            </table:table-cell>
          </table:table-row>
        </table:table>
        <text:p text:style-name="P21"/>
        <text:p text:style-name="P21">Je vous remercie d’avance de votre implication dans le dispositif départemental d’insertion. Toutefois en cas d’empêchement, je vous remercie de bien vouloir avertir le Service de l’Insertion et de la Solidarité.</text:p>
        <text:p text:style-name="P29"/>
        <text:p text:style-name="Standard"><text:span text:style-name="T3">Je vous prie d’agréer, </text:span>«Civilité» «Titre_1», <text:span text:style-name="T3">l’expression de mes salutations distinguées.</text:span></text:p>
        <text:p text:style-name="Texte_20_de_20_saisie"/>
        <text:p text:style-name="P28">Pour le Président du Conseil général</text:p>
        <text:p text:style-name="P27">et par délégation</text:p>
        <text:p text:style-name="P30"/>
        <text:p text:style-name="P31"/>
        <text:p text:style-name="P31">Benjamin Voisin</text:p>
        <text:p text:style-name="P30">Chef du Service de l’Insertion </text:p>
        <text:p text:style-name="P30">et de la Solidarité</text:p>
      </text:section>
      <text:section text:style-name="Sect2" text:name="Section2">
        <text:p text:style-name="P33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19"><text:s text:c="5"/></text:p></table:table-cell></table:table-row></table:table></draw:text-box></draw:frame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5-17T18:00:15</dc:date>
    <meta:print-date>2011-05-11T12:36:00</meta:print-date>
    <meta:editing-cycles>14</meta:editing-cycles>
    <meta:editing-duration>PT01H04M14S</meta:editing-duration>
    <meta:generator>OpenOffice.org/3.2$Linux OpenOffice.org_project/320m19$Build-9505</meta:generator>
    <meta:document-statistic meta:table-count="3" meta:image-count="0" meta:object-count="0" meta:page-count="2" meta:paragraph-count="43" meta:word-count="156" meta:character-count="987"/>
    <meta:user-defined meta:name="Info 1"/>
    <meta:user-defined meta:name="Info 2"/>
    <meta:user-defined meta:name="Info 3"/>
    <meta:user-defined meta:name="Info 4"/>
  </office:meta>
</office:document-meta>
</file>